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>
      <style:text-properties fo:font-style="normal" fo:font-weight="normal" officeooo:rsid="001e2bd4" officeooo:paragraph-rsid="001e2bd4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185a6a"/>
    </style:style>
    <style:style style:name="P7" style:family="paragraph" style:parent-style-name="Text_20_body" style:list-style-name="L1">
      <style:text-properties officeooo:paragraph-rsid="000e74c3"/>
    </style:style>
    <style:style style:name="P8" style:family="paragraph" style:parent-style-name="Text_20_body" style:list-style-name="L1">
      <style:text-properties officeooo:rsid="0007814d" officeooo:paragraph-rsid="00185a6a"/>
    </style:style>
    <style:style style:name="P9" style:family="paragraph" style:parent-style-name="Text_20_body" style:list-style-name="L1">
      <style:text-properties officeooo:rsid="00168f16" officeooo:paragraph-rsid="00173b10"/>
    </style:style>
    <style:style style:name="P10" style:family="paragraph" style:parent-style-name="Text_20_body" style:list-style-name="L1">
      <style:text-properties officeooo:rsid="00163499" officeooo:paragraph-rsid="00163499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85a6a" style:font-style-asian="italic" style:font-style-complex="italic"/>
    </style:style>
    <style:style style:name="T3" style:family="text">
      <style:text-properties fo:font-style="italic" officeooo:rsid="002028b6" style:font-style-asian="italic" style:font-style-complex="italic"/>
    </style:style>
    <style:style style:name="T4" style:family="text">
      <style:text-properties officeooo:rsid="0007814d"/>
    </style:style>
    <style:style style:name="T5" style:family="text">
      <style:text-properties officeooo:rsid="000afc5c"/>
    </style:style>
    <style:style style:name="T6" style:family="text">
      <style:text-properties style:text-underline-style="none" officeooo:rsid="0007814d"/>
    </style:style>
    <style:style style:name="T7" style:family="text">
      <style:text-properties officeooo:rsid="000d2b30"/>
    </style:style>
    <style:style style:name="T8" style:family="text">
      <style:text-properties officeooo:rsid="00145115"/>
    </style:style>
    <style:style style:name="T9" style:family="text">
      <style:text-properties officeooo:rsid="00163499"/>
    </style:style>
    <style:style style:name="T10" style:family="text">
      <style:text-properties officeooo:rsid="00173b10"/>
    </style:style>
    <style:style style:name="T11" style:family="text">
      <style:text-properties officeooo:rsid="00185a6a"/>
    </style:style>
    <style:style style:name="T12" style:family="text">
      <style:text-properties officeooo:rsid="001a3007"/>
    </style:style>
    <style:style style:name="T13" style:family="text">
      <style:text-properties officeooo:rsid="001b67a7"/>
    </style:style>
    <style:style style:name="T14" style:family="text">
      <style:text-properties officeooo:rsid="002028b6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Elimina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8">Federica</text:span><text:span text:style-name="T5"> – </text:span><text:span text:style-name="T3">responsabile scientific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1678993" text:style-name="L1">
              <text:list-item>
                <text:p text:style-name="P6"><text:span text:style-name="T11">Federica, </text:span><text:span text:style-name="T14">responsabile scientifico</text:span><text:span text:style-name="T11">, deve eliminare dal registro un</text:span><text:span text:style-name="T12">o</text:span><text:span text:style-name="T11"> </text:span><text:span text:style-name="T12">studente</text:span><text:span text:style-name="T11"> che ha completato la sua attività di tirocinio presso l'asilo </text:span><text:span text:style-name="T12">Mazzetti</text:span><text:span text:style-name="T11">, dopo aver</text:span><text:span text:style-name="T12">ne</text:span><text:span text:style-name="T11"> controllato i dati </text:span><text:span text:style-name="T12">ai fin</text:span><text:span text:style-name="T13">i</text:span><text:span text:style-name="T12"> della</text:span><text:span text:style-name="T11"> documentazione finale.</text:span></text:p>
              </text:list-item>
              <text:list-item>
                <text:p text:style-name="P5"><text:span text:style-name="T8">Federica</text:span><text:span text:style-name="T7"> s</text:span>i connette alla rete <text:span text:style-name="T11">e a</text:span><text:span text:style-name="T4">ccede al sito </text:span><text:span text:style-name="T6">dell'asilo Mazzetti.</text:span></text:p>
              </text:list-item>
              <text:list-item>
                <text:p text:style-name="P6"><text:span text:style-name="T8">Federica</text:span><text:span text:style-name="T4"> inserisce </text:span><text:span text:style-name="T7">username e password per la sua autenticazione</text:span></text:p>
                <text:list>
                  <text:list-item>
                    <text:p text:style-name="P8">Il sistema mostra una schermata con tutte le possibili operazioni</text:p>
                  </text:list-item>
                </text:list>
              </text:list-item>
              <text:list-item>
                <text:p text:style-name="P7"><text:span text:style-name="T8">Federica</text:span><text:span text:style-name="T4"> </text:span><text:span text:style-name="T8">sceglie l'area del sito riguardante l</text:span><text:span text:style-name="T11">'eliminazione dei tirocinanti dal sistema</text:span></text:p>
                <text:list>
                  <text:list-item>
                    <text:p text:style-name="P9"><text:span text:style-name="T4">Il sistema mostra l'elenco dei tirocinanti associati all'asilo </text:span><text:span text:style-name="T9">Mazzetti</text:span></text:p>
                  </text:list-item>
                </text:list>
              </text:list-item>
              <text:list-item>
                <text:p text:style-name="P9"><text:span text:style-name="T10">Federica</text:span><text:span text:style-name="T4"> selezion</text:span><text:span text:style-name="T10">a</text:span><text:span text:style-name="T4"> la tirocinante “</text:span><text:span text:style-name="T9">Mena De Rosa</text:span><text:span text:style-name="T4">”, </text:span><text:span text:style-name="T13">controlla i dati</text:span><text:span text:style-name="T4"> </text:span><text:span text:style-name="T9">e sottomette al sistema </text:span><text:span text:style-name="T13">la sua cancellazione</text:span></text:p>
                <text:list>
                  <text:list-item>
                    <text:p text:style-name="P10">Il sistema mostra un avviso di conferma per l'operazione <text:span text:style-name="T13">che andrà ad</text:span> effettuare</text:p>
                  </text:list-item>
                </text:list>
              </text:list-item>
              <text:list-item>
                <text:p text:style-name="P10">Federica conferma l'eliminazione</text:p>
                <text:list>
                  <text:list-item>
                    <text:p text:style-name="P10">Il sistema elimina i dati relativi alla tirocinante e notifica l'avvenuta cancellazione</text:p>
                  </text:list-item>
                </text:list>
              </text:list-item>
              <text:list-item>
                <text:p text:style-name="P5"><text:span text:style-name="T8">Federica</text:span> si disconnette dal sistema</text:p>
              </text:list-item>
            </text:list>
          </table:table-cell>
        </table:table-row>
      </table:table>
      <text:p text:style-name="P4">SC 3: Federica, <text:span text:style-name="T14">responsabile scientifico</text:span>, elimina un tirocin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25T11:56:14.56</dc:date>
    <meta:editing-duration>PT4H39M8S</meta:editing-duration>
    <meta:editing-cycles>18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64" meta:character-count="1126" meta:non-whitespace-character-count="989"/>
  </office:meta>
</office:document-meta>
</file>